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492" officeooo:paragraph-rsid="00030492"/>
    </style:style>
    <style:style style:name="P2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193549"/>
    </style:style>
    <style:style style:name="P3" style:family="paragraph" style:parent-style-name="Standard">
      <style:text-properties fo:color="#ffffff" style:font-name="Droid Sans Mono" fo:font-size="10.5pt" fo:font-weight="normal" officeooo:rsid="00030492" officeooo:paragraph-rsid="00030492" fo:background-color="#193549"/>
    </style:style>
    <style:style style:name="P4" style:family="paragraph" style:parent-style-name="Standard">
      <style:text-properties officeooo:rsid="0004fbe2" officeooo:paragraph-rsid="0004fbe2"/>
    </style:style>
    <style:style style:name="P5" style:family="paragraph" style:parent-style-name="Standard">
      <style:text-properties officeooo:rsid="00069153" officeooo:paragraph-rsid="00069153"/>
    </style:style>
    <style:style style:name="P6" style:family="paragraph" style:parent-style-name="Standard">
      <style:text-properties officeooo:rsid="0006d41a" officeooo:paragraph-rsid="0006d41a"/>
    </style:style>
    <style:style style:name="P7" style:family="paragraph" style:parent-style-name="Standard">
      <style:text-properties officeooo:rsid="0006d41a" officeooo:paragraph-rsid="0007ddfd"/>
    </style:style>
    <style:style style:name="P8" style:family="paragraph" style:parent-style-name="Standard">
      <style:text-properties officeooo:paragraph-rsid="0006d41a"/>
    </style:style>
    <style:style style:name="P9" style:family="paragraph" style:parent-style-name="Standard">
      <style:text-properties officeooo:paragraph-rsid="0007ddfd"/>
    </style:style>
    <style:style style:name="T1" style:family="text">
      <style:text-properties fo:color="#e1efff"/>
    </style:style>
    <style:style style:name="T2" style:family="text">
      <style:text-properties fo:color="#9effff"/>
    </style:style>
    <style:style style:name="T3" style:family="text">
      <style:text-properties fo:color="#ff9d00"/>
    </style:style>
    <style:style style:name="T4" style:family="text">
      <style:text-properties fo:color="#92fc79"/>
    </style:style>
    <style:style style:name="T5" style:family="text">
      <style:text-properties fo:color="#a5ff90"/>
    </style:style>
    <style:style style:name="T6" style:family="text">
      <style:text-properties fo:color="#ffc600"/>
    </style:style>
    <style:style style:name="T7" style:family="text">
      <style:text-properties officeooo:rsid="0004fbe2"/>
    </style:style>
    <style:style style:name="T8" style:family="text">
      <style:text-properties officeooo:rsid="0006d41a"/>
    </style:style>
    <style:style style:name="T9" style:family="text">
      <style:text-properties officeooo:rsid="0006d53e"/>
    </style:style>
    <style:style style:name="T10" style:family="text">
      <style:text-properties officeooo:rsid="0007d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cho de container: 640px</text:p>
      <text:p text:style-name="P1">Alto del container: 640px</text:p>
      <text:p text:style-name="P3">div<text:span text:style-name="T1">.</text:span><text:span text:style-name="T2">style</text:span><text:span text:style-name="T1">.</text:span><text:span text:style-name="T2">border </text:span><text:span text:style-name="T3">=</text:span><text:span text:style-name="T2"> </text:span><text:span text:style-name="T4">'</text:span><text:span text:style-name="T5">1px solid grey</text:span><text:span text:style-name="T4">'</text:span><text:span text:style-name="T1">;</text:span></text:p>
      <text:p text:style-name="P2">div<text:span text:style-name="T1">.</text:span><text:span text:style-name="T2">style</text:span><text:span text:style-name="T1">.</text:span><text:span text:style-name="T2">width </text:span><text:span text:style-name="T3">=</text:span><text:span text:style-name="T2"> </text:span><text:span text:style-name="T4">'</text:span><text:span text:style-name="T5">38px</text:span><text:span text:style-name="T4">'</text:span><text:span text:style-name="T1">;</text:span></text:p>
      <text:p text:style-name="P2">div<text:span text:style-name="T1">.</text:span><text:span text:style-name="T2">style</text:span><text:span text:style-name="T1">.</text:span><text:span text:style-name="T2">height </text:span><text:span text:style-name="T3">=</text:span><text:span text:style-name="T2"> </text:span><text:span text:style-name="T4">'</text:span><text:span text:style-name="T5">38px</text:span><text:span text:style-name="T4">'</text:span><text:span text:style-name="T1">;</text:span></text:p>
      <text:p text:style-name="P2">div<text:span text:style-name="T1">.</text:span><text:span text:style-name="T2">classList</text:span><text:span text:style-name="T1">.</text:span><text:span text:style-name="T6">add</text:span><text:span text:style-name="T1">(</text:span><text:span text:style-name="T4">'</text:span><text:span text:style-name="T5">etch</text:span><text:span text:style-name="T4">'</text:span><text:span text:style-name="T1">);</text:span></text:p>
      <text:p text:style-name="P1"/>
      <text:p text:style-name="P1"/>
      <text:p text:style-name="P1">número de divs inicial= 16</text:p>
      <text:p text:style-name="P1">640/16 = 40 squares</text:p>
      <text:p text:style-name="P1">cada div/square es de 40px por lado</text:p>
      <text:p text:style-name="P1"/>
      <text:p text:style-name="P1">border 1px</text:p>
      <text:p text:style-name="P1"/>
      <text:p text:style-name="P1">por lado se restan 2px</text:p>
      <text:p text:style-name="P1"/>
      <text:p text:style-name="P1">div = 640/16 – 2</text:p>
      <text:p text:style-name="P1"/>
      <text:p text:style-name="P1">div = lado del container / número deseado de squares – 2</text:p>
      <text:p text:style-name="P1"/>
      <text:p text:style-name="P1">ay que hacer una variable para el número de pixeles restantes por lado</text:p>
      <text:p text:style-name="P1">numberOfPixelsPerSide = 640/{numeroDeLados} - 2</text:p>
      <text:p text:style-name="P1"/>
      <text:p text:style-name="P1">640/10 = 64 -2 = 62<text:span text:style-name="T7">px</text:span></text:p>
      <text:p text:style-name="P6">div.style.width = 640/16 – 2 = 40 – 2 = 38 <text:s text:c="19"/>Valor original</text:p>
      <text:p text:style-name="P1"/>
      <text:p text:style-name="P4">en este caso el step es de 100 en el for</text:p>
      <text:p text:style-name="P4"/>
      <text:p text:style-name="P4">Área cuadro original = 640px * 640px = 409, 600</text:p>
      <text:p text:style-name="P5">Número de cuadros por lado = 16</text:p>
      <text:p text:style-name="P5">Número de cuadros en toda el área = 256 <text:s text:c="21"/><text:span text:style-name="T8">Step original</text:span></text:p>
      <text:p text:style-name="P6"/>
      <text:p text:style-name="P6"/>
      <text:p text:style-name="P6">para un container de ocho divs sería</text:p>
      <text:p text:style-name="P6"/>
      <text:p text:style-name="P8"><text:span text:style-name="T8">div.style.width = 640/8 – 2 = </text:span><text:span text:style-name="T9">80</text:span><text:span text:style-name="T8"> – 2 = </text:span><text:span text:style-name="T9">78</text:span></text:p>
      <text:p text:style-name="P6">step = 8 * 8= 64</text:p>
      <text:p text:style-name="P5"/>
      <text:p text:style-name="P9"><text:span text:style-name="T8">div.style.width = 640/</text:span><text:span text:style-name="T10">64</text:span><text:span text:style-name="T8"> – 2 = </text:span><text:span text:style-name="T10">1</text:span><text:span text:style-name="T9">0</text:span><text:span text:style-name="T8"> – 2 = </text:span><text:span text:style-name="T9">8</text:span></text:p>
      <text:p text:style-name="P9"><text:span text:style-name="T8">step = </text:span><text:span text:style-name="T10">64</text:span><text:span text:style-name="T8"> * </text:span><text:span text:style-name="T10">64</text:span><text:span text:style-name="T8">= </text:span><text:span text:style-name="T10">4096</text:span></text:p>
      <text:p text:style-name="P7"/>
      <text:p text:style-name="P1">y una funció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3:30:51.660035913</meta:creation-date>
    <dc:date>2021-11-06T14:40:44.165162278</dc:date>
    <meta:editing-duration>PT39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72" meta:character-count="920" meta:non-whitespace-character-count="727"/>
  </office:meta>
</office:document-meta>
</file>